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16d" officeooo:paragraph-rsid="0000416d"/>
    </style:style>
    <style:style style:name="P2" style:family="paragraph" style:parent-style-name="Standard">
      <style:text-properties officeooo:rsid="00022978" officeooo:paragraph-rsid="00022978"/>
    </style:style>
    <style:style style:name="P3" style:family="paragraph" style:parent-style-name="Standard">
      <style:text-properties officeooo:rsid="00024251" officeooo:paragraph-rsid="00024251"/>
    </style:style>
    <style:style style:name="P4" style:family="paragraph" style:parent-style-name="Standard">
      <style:text-properties fo:font-weight="bold" officeooo:rsid="000422df" officeooo:paragraph-rsid="000422df" style:font-weight-asian="bold" style:font-weight-complex="bold"/>
    </style:style>
    <style:style style:name="P5" style:family="paragraph" style:parent-style-name="Standard">
      <style:text-properties fo:font-weight="bold" officeooo:rsid="00069c18" officeooo:paragraph-rsid="00069c18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a244f" officeooo:paragraph-rsid="000a244f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4dd22" style:font-weight-asian="normal" style:font-weight-complex="normal"/>
    </style:style>
    <style:style style:name="T5" style:family="text">
      <style:text-properties style:text-underline-style="none" fo:font-weight="normal" officeooo:rsid="00065559" style:font-weight-asian="normal" style:font-weight-complex="normal"/>
    </style:style>
    <style:style style:name="T6" style:family="text">
      <style:text-properties style:text-underline-style="none" fo:font-weight="normal" officeooo:rsid="0006f83a" style:font-weight-asian="normal" style:font-weight-complex="normal"/>
    </style:style>
    <style:style style:name="T7" style:family="text">
      <style:text-properties style:text-underline-style="none" fo:font-weight="normal" officeooo:rsid="0008701e" style:font-weight-asian="normal" style:font-weight-complex="normal"/>
    </style:style>
    <style:style style:name="T8" style:family="text">
      <style:text-properties style:text-underline-style="none" fo:font-weight="normal" officeooo:rsid="0009a6f1" style:font-weight-asian="normal" style:font-weight-complex="normal"/>
    </style:style>
    <style:style style:name="T9" style:family="text">
      <style:text-properties style:text-underline-style="none" officeooo:rsid="0006555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701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House Design Document v1</text:p>
      <text:p text:style-name="P3">Author: Adam Crick</text:p>
      <text:p text:style-name="P3">Date: 5/17/2019</text:p>
      <text:p text:style-name="P1"/>
      <text:p text:style-name="P2"><text:span text:style-name="T10">Scope</text:span>: openHouse will provide the ability to <text:span text:style-name="T1">organize</text:span><text:span text:style-name="T2"> and </text:span><text:span text:style-name="T1">control</text:span><text:span text:style-name="T2"> various smart home devices via a central computing server. </text:span></text:p>
      <text:p text:style-name="P2"><text:span text:style-name="T2"/></text:p>
      <text:p text:style-name="P4"><text:span text:style-name="T2">Design Philosophy</text:span><text:span text:style-name="T3">: </text:span><text:span text:style-name="T4">Lightweight, modular design focus with advanced user customization, as well as being open source </text:span><text:span text:style-name="T5">under GPLv3. </text:span><text:span text:style-name="T8">Modular design means that even custom setups should work with minimal effort.</text:span></text:p>
      <text:p text:style-name="P4"><text:span text:style-name="T5"/></text:p>
      <text:p text:style-name="P5"><text:span text:style-name="T9">E</text:span><text:span text:style-name="T2">xpected Features</text:span><text:span text:style-name="T3">: Mobile and Desktop system control/organization</text:span><text:span text:style-name="T6">s via applications, </text:span><text:span text:style-name="T7">automation/scheduling features, voice control.</text:span></text:p>
      <text:p text:style-name="P5"><text:span text:style-name="T7"/></text:p>
      <text:p text:style-name="P6">Devices Supported<text:span text:style-name="T11">: Smart lights, thermostats, physical and network security, multimedia applications (music/video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5-17T00:44:47.546000000</dc:date>
    <meta:editing-duration>PT1H23M49S</meta:editing-duration>
    <meta:editing-cycles>13</meta:editing-cycles>
    <meta:document-statistic meta:table-count="0" meta:image-count="0" meta:object-count="0" meta:page-count="1" meta:paragraph-count="7" meta:word-count="83" meta:character-count="638" meta:non-whitespace-character-count="561"/>
  </office:meta>
</office:document-meta>
</file>